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6263" officeooo:paragraph-rsid="00016263"/>
    </style:style>
    <style:style style:name="P2" style:family="paragraph" style:parent-style-name="Standard">
      <style:text-properties style:font-name="Arial" fo:font-size="14pt" officeooo:rsid="00016263" officeooo:paragraph-rsid="00016263" style:font-size-asian="12.25pt" style:font-size-complex="14pt"/>
    </style:style>
    <style:style style:name="P3" style:family="paragraph" style:parent-style-name="Standard">
      <style:text-properties officeooo:paragraph-rsid="00016263"/>
    </style:style>
    <style:style style:name="P4" style:family="paragraph" style:parent-style-name="Standard">
      <style:text-properties officeooo:rsid="000339da" officeooo:paragraph-rsid="000339da"/>
    </style:style>
    <style:style style:name="P5" style:family="paragraph" style:parent-style-name="Standard">
      <style:text-properties officeooo:rsid="00050fc8" officeooo:paragraph-rsid="00050fc8"/>
    </style:style>
    <style:style style:name="T1" style:family="text">
      <style:text-properties style:font-name="Arial" fo:font-size="14pt" officeooo:rsid="00016263" style:font-size-asian="12.25pt" style:font-size-complex="14pt"/>
    </style:style>
    <style:style style:name="T2" style:family="text">
      <style:text-properties style:font-name="Arial" fo:font-size="13pt" style:font-size-asian="13pt" style:font-size-complex="13pt"/>
    </style:style>
    <style:style style:name="T3" style:family="text">
      <style:text-properties style:font-name="Arial" fo:font-size="13pt" officeooo:rsid="000339da" style:font-size-asian="13pt" style:font-size-complex="13pt"/>
    </style:style>
    <style:style style:name="T4" style:family="text">
      <style:text-properties style:font-name="Arial" fo:font-size="13pt" officeooo:rsid="00050fc8" style:font-size-asian="13pt" style:font-size-complex="13pt"/>
    </style:style>
    <style:style style:name="T5" style:family="text">
      <style:text-properties fo:font-variant="normal" fo:text-transform="none" fo:color="#222222" loext:opacity="100%" style:font-name="Arial" fo:font-size="13pt" fo:letter-spacing="normal" fo:font-style="normal" fo:font-weight="normal" style:font-size-asian="13pt" style:font-size-complex="13pt"/>
    </style:style>
    <style:style style:name="T6" style:family="text">
      <style:text-properties fo:font-variant="normal" fo:text-transform="none" fo:color="#222222" loext:opacity="100%" style:font-name="arial" fo:font-size="13pt" fo:letter-spacing="normal" fo:font-style="normal" fo:font-weight="normal" style:font-size-asian="13pt" style:font-size-complex="13pt"/>
    </style:style>
    <style:style style:name="T7" style:family="text">
      <style:text-properties officeooo:rsid="00050fc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cursion <text:s/><text:tab/><text:tab/><text:tab/><text:tab/><text:span text:style-name="T7">Suyog</text:span> <text:span text:style-name="T7">Dhakal</text:span> 075bct092</text:p>
      <text:p text:style-name="P2"/>
      <text:p text:style-name="P3"><text:span text:style-name="T1">theory:<text:line-break/><text:tab/> <text:s/></text:span><text:span text:style-name="T2">Function may call itself </text:span></text:p>
      <text:p text:style-name="P3"><text:span text:style-name="T2"><text:tab/> <text:s/>Function may call other function and the other function in turn again may call <text:tab/> <text:s/><text:tab/> <text:s text:c="5"/>the calling function <text:s/></text:span></text:p>
      <text:p text:style-name="P3"><text:span text:style-name="T2"><text:s/><text:tab/> <text:s/>Such functions are called as recursive Functions. </text:span></text:p>
      <text:p text:style-name="P3"><text:span text:style-name="T2"><text:tab/> <text:s/>An object contains itself.</text:span></text:p>
      <text:p text:style-name="P3"><text:span text:style-name="T2"/></text:p>
      <text:p text:style-name="P3"><text:span text:style-name="T2"><text:tab/></text:span><text:span text:style-name="T6">Recursion is the process of repeating items in a self-similar way. In programming languages, if a program allows you to call a function inside the same function, then it is called a recursive</text:span><text:span text:style-name="T5"> </text:span><text:span text:style-name="T6">call of the function.</text:span><text:span text:style-name="T2"> </text:span></text:p>
      <text:p text:style-name="P3"><text:span text:style-name="T2"/></text:p>
      <text:p text:style-name="P3"><text:span text:style-name="T2"/></text:p>
      <text:p text:style-name="P1"><text:span text:style-name="T2">Algorithm for factorial using non tail recursion</text:span></text:p>
      <text:p text:style-name="P1"><text:span text:style-name="T2"/></text:p>
      <text:p text:style-name="P1"><text:span text:style-name="T2">1.start</text:span></text:p>
      <text:p text:style-name="P1"><text:span text:style-name="T2">2.enter num;</text:span></text:p>
      <text:p text:style-name="P1"><text:span text:style-name="T2">3.factorial(int n){</text:span></text:p>
      <text:p text:style-name="P1"><text:span text:style-name="T2"><text:s text:c="3"/>if n==0 then return 1;</text:span></text:p>
      <text:p text:style-name="P1"><text:span text:style-name="T2"><text:s text:c="3"/>else return n*factorial(n-1)</text:span></text:p>
      <text:p text:style-name="P1"><text:span text:style-name="T2">4.end</text:span></text:p>
      <text:p text:style-name="P1"><text:span text:style-name="T2"/></text:p>
      <text:p text:style-name="P1"><text:span text:style-name="T2">algorithm for factorial using tail recursion</text:span></text:p>
      <text:p text:style-name="P1"><text:span text:style-name="T2"/></text:p>
      <text:p text:style-name="P1"><text:span text:style-name="T2">1.start</text:span></text:p>
      <text:p text:style-name="P1"><text:span text:style-name="T2">2.enter num;</text:span></text:p>
      <text:p text:style-name="P1"><text:span text:style-name="T2">3. factorialTail(int n, int a){</text:span></text:p>
      <text:p text:style-name="P1"><text:span text:style-name="T2"><text:tab/>if n==0 return a;</text:span></text:p>
      <text:p text:style-name="P1"><text:span text:style-name="T2"><text:s text:c="3"/>return factorialTail(n-1,n*a)</text:span></text:p>
      <text:p text:style-name="P1"><text:span text:style-name="T2"><text:s text:c="3"/>}</text:span></text:p>
      <text:p text:style-name="P1"><text:span text:style-name="T2">4.factorial (int n){</text:span></text:p>
      <text:p text:style-name="P1"><text:span text:style-name="T2"><text:tab/>return factorialTai(n,1)</text:span></text:p>
      <text:p text:style-name="P1"><text:span text:style-name="T2"><text:s text:c="2"/>}</text:span></text:p>
      <text:p text:style-name="P1"><text:span text:style-name="T2">5.end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oft-page-break/><text:span text:style-name="T2">algorithm for </text:span><text:span text:style-name="T3">Fibonacci</text:span><text:span text:style-name="T2"> using non tail recursion</text:span></text:p>
      <text:p text:style-name="P1"><text:span text:style-name="T2"/></text:p>
      <text:p text:style-name="P4"><text:span text:style-name="T2">1.start</text:span></text:p>
      <text:p text:style-name="P4"><text:span text:style-name="T2">2.enter number of terms n</text:span></text:p>
      <text:p text:style-name="P4"><text:span text:style-name="T2">3. fibonacci(int n){</text:span></text:p>
      <text:p text:style-name="P4"><text:span text:style-name="T2"><text:s text:c="6"/>if(n==1or n==0)</text:span></text:p>
      <text:p text:style-name="P4"><text:span text:style-name="T2"><text:tab/>print n</text:span></text:p>
      <text:p text:style-name="P4"><text:span text:style-name="T2"><text:s text:c="6"/>else return(fibonacci(n-1)+fibonacci(n-2))</text:span></text:p>
      <text:p text:style-name="P4"><text:span text:style-name="T2"><text:s text:c="3"/>}</text:span></text:p>
      <text:p text:style-name="P4"><text:span text:style-name="T2">4.initialize I to 0</text:span></text:p>
      <text:p text:style-name="P4"><text:span text:style-name="T2"><text:s text:c="4"/>while(i &lt;n)</text:span></text:p>
      <text:p text:style-name="P4"><text:span text:style-name="T2"><text:tab/>print fibonacci(i)</text:span></text:p>
      <text:p text:style-name="P4"><text:span text:style-name="T2"><text:s text:c="10"/>i++</text:span></text:p>
      <text:p text:style-name="P4"><text:span text:style-name="T2">5.end</text:span></text:p>
      <text:p text:style-name="P4"><text:span text:style-name="T2"/></text:p>
      <text:p text:style-name="P4"><text:span text:style-name="T2">algorithm for Fibonacci using tail recursion</text:span></text:p>
      <text:p text:style-name="P4"><text:span text:style-name="T2">1.start</text:span></text:p>
      <text:p text:style-name="P4"><text:span text:style-name="T2">2.enter number of terms n</text:span></text:p>
      <text:p text:style-name="P4"><text:span text:style-name="T2">3. fibonacciTail(int n, int 1=0,int b=0)</text:span></text:p>
      <text:p text:style-name="P4"><text:span text:style-name="T2"><text:s text:c="6"/>if n=0 return a;</text:span></text:p>
      <text:p text:style-name="P4"><text:span text:style-name="T2"><text:s text:c="6"/>if n=1 return b;</text:span></text:p>
      <text:p text:style-name="P4"><text:span text:style-name="T2"><text:s text:c="4"/>else return fibonacciTail(n-1,a+b)</text:span></text:p>
      <text:p text:style-name="P4"><text:span text:style-name="T2">4.initialize I to 0</text:span></text:p>
      <text:p text:style-name="P4"><text:span text:style-name="T2">5. while(i&lt;n)</text:span></text:p>
      <text:p text:style-name="P4"><text:span text:style-name="T2"><text:s text:c="5"/>print fibonacciTail(i)</text:span></text:p>
      <text:p text:style-name="P4"><text:span text:style-name="T2"><text:s text:c="5"/>i++</text:span></text:p>
      <text:p text:style-name="P4"><text:span text:style-name="T2">5.end</text:span></text:p>
      <text:p text:style-name="P4"><text:span text:style-name="T2"/></text:p>
      <text:p text:style-name="P4"><text:span text:style-name="T2"/></text:p>
      <text:p text:style-name="P4"><text:span text:style-name="T2">algorithm using tower of hanoi</text:span></text:p>
      <text:p text:style-name="P4"><text:span text:style-name="T2"/></text:p>
      <text:p text:style-name="P4"><text:span text:style-name="T2">1.start</text:span></text:p>
      <text:p text:style-name="P4"><text:span text:style-name="T2">2.enter the number of disks n</text:span></text:p>
      <text:p text:style-name="P4"><text:span text:style-name="T2">3.towerofhanoi(int n, char source, char destination, char auxiliary)</text:span></text:p>
      <text:p text:style-name="P4"><text:span text:style-name="T2"><text:s text:c="5"/>if n=1</text:span></text:p>
      <text:p text:style-name="P4"><text:span text:style-name="T2"><text:tab/>print(move disk 1 from source rod to destination rod)</text:span></text:p>
      <text:p text:style-name="P4"><text:span text:style-name="T2"><text:s text:c="3"/>else </text:span></text:p>
      <text:p text:style-name="P4"><text:span text:style-name="T2"><text:tab/>towerofhanoi(n-1,source,auxiliary,destination)</text:span></text:p>
      <text:p text:style-name="P4"><text:span text:style-name="T2"><text:tab/>print(move disk “n” from source rod </text:span><text:span text:style-name="T4">to destination rod)</text:span></text:p>
      <text:p text:style-name="P4"><text:span text:style-name="T4"><text:tab/>towerofhanoi(n-1, auxiliary , destination, source)</text:span></text:p>
      <text:p text:style-name="P4"><text:span text:style-name="T4"><text:s text:c="3"/></text:span></text:p>
      <text:p text:style-name="P5"><text:span text:style-name="T2">4.towerofhanoi(n,’A’,’C’,’B’)</text:span></text:p>
      <text:p text:style-name="P5"><text:span text:style-name="T2">5.end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16T17:52:34.053000000</meta:creation-date>
    <meta:generator>LibreOffice/7.0.0.3$Windows_X86_64 LibreOffice_project/8061b3e9204bef6b321a21033174034a5e2ea88e</meta:generator>
    <dc:date>2020-10-16T18:17:07.802000000</dc:date>
    <meta:editing-duration>PT2M31S</meta:editing-duration>
    <meta:editing-cycles>1</meta:editing-cycles>
    <meta:document-statistic meta:table-count="0" meta:image-count="0" meta:object-count="0" meta:page-count="2" meta:paragraph-count="62" meta:word-count="244" meta:character-count="1753" meta:non-whitespace-character-count="1447"/>
  </office:meta>
</office:document-meta>
</file>